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4.12cm" presentation:class="title" presentation:user-transformed="true">
          <draw:text-box>
            <text:p>QB Networks &amp; Masscollabs Services</text:p>
          </draw:text-box>
        </draw:frame>
        <draw:frame presentation:style-name="pr2" draw:text-style-name="P2" draw:layer="layout" svg:width="25cm" svg:height="2.5cm" svg:x="1.67cm" svg:y="6.985cm" presentation:class="subtitle" presentation:user-transformed="true">
          <draw:text-box>
            <text:p text:style-name="P1">BGPL License Announcement</text:p>
          </draw:text-box>
        </draw:frame>
        <draw:frame presentation:style-name="pr2" draw:text-style-name="P2" draw:layer="layout" svg:width="25cm" svg:height="2.5cm" svg:x="1.67cm" svg:y="9.565cm">
          <draw:text-box>
            <text:p text:style-name="P1"><text:span text:style-name="T1">Broad Netwide General Public License</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6cm" svg:y="0.5cm" presentation:class="title" presentation:user-transformed="true">
          <draw:text-box>
            <text:p><text:span text:style-name="T1">Broad Netwide General Public License</text:span><text:span text:style-name="T1"><text:line-break/></text:span>Goals and Objectives</text:p>
          </draw:text-box>
        </draw:frame>
        <draw:frame presentation:style-name="pr5" draw:layer="layout" svg:width="25cm" svg:height="9cm" svg:x="1.5cm" svg:y="3.5cm" presentation:class="outline" presentation:user-transformed="true">
          <draw:text-box>
            <text:list text:style-name="L2">
              <text:list-item>
                <text:p>Writing a Free Software License which is compatible with other Copyleft licenses such as GPL and AGPL but more detailed for the needs of an organization which includes the Code of Conduct, End User Agreement and Service Level Agreement types.</text:p>
              </text:list-item>
              <text:list-item>
                <text:p>Expanding the limits of the license with new contributors and their organizations in other words when a new single contributor and organization joins the scope of the license applies to the new contributor and organization. </text:p>
              </text:list-item>
              <text:list-item>
                <text:p>Which is why we call our license Broad Netwide General Public License. It is the license of a new social contract and federated network.</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2.63cm" svg:x="1.4cm" svg:y="0.627cm" presentation:class="title" presentation:user-transformed="true">
          <draw:text-box>
            <text:p text:style-name="P4">QB Networks &amp; Masscollabs Services<text:line-break/>Q&amp;A</text:p>
          </draw:text-box>
        </draw:frame>
        <draw:frame presentation:style-name="pr8" draw:layer="layout" svg:width="25.199cm" svg:height="9.134cm" svg:x="1.4cm" svg:y="3.685cm" presentation:class="outline">
          <draw:text-box>
            <text:list text:style-name="L2">
              <text:list-item>
                <text:p>For your questions please visit libera.chat IRC server and then join #masscollabs IRC channel</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04T11:37:47.919170887</meta:creation-date>
    <meta:editing-duration>PT18M1S</meta:editing-duration>
    <meta:editing-cycles>12</meta:editing-cycles>
    <meta:generator>LibreOffice/7.3.7.2$Linux_X86_64 LibreOffice_project/30$Build-2</meta:generator>
    <dc:title>Beehive</dc:title>
    <dc:date>2024-06-04T11:55:53.333777980</dc:date>
    <meta:document-statistic meta:object-count="149"/>
  </office:meta>
</office:document-meta>
</file>